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Clean DC" svg:font-family="'Adobe Clean DC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824cm" table:align="margins" style:shadow="#808080 0.176cm 0.176cm"/>
    </style:style>
    <style:style style:name="Tableau1.A" style:family="table-column">
      <style:table-column-properties style:column-width="5.607cm" style:rel-column-width="21845*"/>
    </style:style>
    <style:style style:name="Tableau1.A1" style:family="table-cell">
      <style:table-cell-properties fo:padding="0.097cm" fo:border="0.5pt solid #ffffff"/>
    </style:style>
    <style:style style:name="Tableau1.A2" style:family="table-cell">
      <style:table-cell-properties fo:padding="0.097cm" fo:border-left="0.5pt solid #ffffff" fo:border-right="none" fo:border-top="none" fo:border-bottom="0.5pt solid #ffffff"/>
    </style:style>
    <style:style style:name="Tableau1.C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officeooo:rsid="001baf53" officeooo:paragraph-rsid="001baf53"/>
    </style:style>
    <style:style style:name="P2" style:family="paragraph" style:parent-style-name="Table_20_Contents">
      <style:paragraph-properties fo:text-align="center" style:justify-single-word="false"/>
      <style:text-properties officeooo:rsid="001baf53" officeooo:paragraph-rsid="001baf53"/>
    </style:style>
    <style:style style:name="P3" style:family="paragraph" style:parent-style-name="Standard">
      <style:text-properties officeooo:rsid="001d3a9a" officeooo:paragraph-rsid="001d3a9a"/>
    </style:style>
    <style:style style:name="P4" style:family="paragraph" style:parent-style-name="Standard">
      <style:text-properties officeooo:rsid="001d3a9a" officeooo:paragraph-rsid="001d3a9a"/>
    </style:style>
    <style:style style:name="P5" style:family="paragraph" style:parent-style-name="Standard">
      <style:text-properties officeooo:rsid="001fd9e8" officeooo:paragraph-rsid="001fd9e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b74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b74f"/>
    </style:style>
    <style:style style:name="T5" style:family="text">
      <style:text-properties officeooo:rsid="001eb7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</text:p>
      <text:p text:style-name="P1">1) M3 a son pare feu activé</text:p>
      <text:p text:style-name="P1"/>
      <text:p text:style-name="P1">2)Random Access Memory </text:p>
      <text:p text:style-name="P1"/>
      <text:p text:style-name="P1">3)Linus Unix</text:p>
      <text:p text:style-name="P1"/>
      <text:p text:style-name="P1">4)Il y a l’adresse broadcast et receveur(?)</text:p>
      <text:p text:style-name="P1"/>
      <text:p text:style-name="P1">5)192.168.1.25</text:p>
      <text:p text:style-name="P1"/>
      <text:p text:style-name="P1">6)N1→R1→R3→R4→N2</text:p>
      <text:p text:style-name="P3"/>
      <text:p text:style-name="P3">7)</text:p>
      <table:table table:name="Tableau1" table:style-name="Tableau1">
        <table:table-column table:style-name="Tableau1.A" table:number-columns-repeated="3"/>
        <table:table-row>
          <table:table-cell table:style-name="Tableau1.A1" table:number-columns-spanned="3" office:value-type="string">
            <text:p text:style-name="P2">Table de routage du routeur R1 (panne de R3)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2">Destination</text:p>
          </table:table-cell>
          <table:table-cell table:style-name="Tableau1.A2" office:value-type="string">
            <text:p text:style-name="P2">Interface de sortie</text:p>
          </table:table-cell>
          <table:table-cell table:style-name="Tableau1.C2" office:value-type="string">
            <text:p text:style-name="P2">Métrique</text:p>
          </table:table-cell>
        </table:table-row>
        <table:table-row>
          <table:table-cell table:style-name="Tableau1.A2" office:value-type="string">
            <text:p text:style-name="P2">N1</text:p>
          </table:table-cell>
          <table:table-cell table:style-name="Tableau1.A2" office:value-type="string">
            <text:p text:style-name="P2">eth0</text:p>
          </table:table-cell>
          <table:table-cell table:style-name="Tableau1.C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N2</text:p>
          </table:table-cell>
          <table:table-cell table:style-name="Tableau1.A2" office:value-type="string">
            <text:p text:style-name="P2">eth1</text:p>
          </table:table-cell>
          <table:table-cell table:style-name="Tableau1.C2" office:value-type="string">
            <text:p text:style-name="P2">X</text:p>
          </table:table-cell>
        </table:table-row>
        <table:table-row>
          <table:table-cell table:style-name="Tableau1.A2" office:value-type="string">
            <text:p text:style-name="P2">N2</text:p>
          </table:table-cell>
          <table:table-cell table:style-name="Tableau1.A2" office:value-type="string">
            <text:p text:style-name="P2">eth2</text:p>
          </table:table-cell>
          <table:table-cell table:style-name="Tableau1.C2" office:value-type="string">
            <text:p text:style-name="P2">4</text:p>
          </table:table-cell>
        </table:table-row>
        <table:table-row>
          <table:table-cell table:style-name="Tableau1.A2" office:value-type="string">
            <text:p text:style-name="P2">N3</text:p>
          </table:table-cell>
          <table:table-cell table:style-name="Tableau1.A2" office:value-type="string">
            <text:p text:style-name="P2">eth1</text:p>
          </table:table-cell>
          <table:table-cell table:style-name="Tableau1.C2" office:value-type="string">
            <text:p text:style-name="P2">X</text:p>
          </table:table-cell>
        </table:table-row>
        <table:table-row>
          <table:table-cell table:style-name="Tableau1.A2" office:value-type="string">
            <text:p text:style-name="P2">N3</text:p>
          </table:table-cell>
          <table:table-cell table:style-name="Tableau1.A2" office:value-type="string">
            <text:p text:style-name="P2">eth2</text:p>
          </table:table-cell>
          <table:table-cell table:style-name="Tableau1.C2" office:value-type="string">
            <text:p text:style-name="P2">3</text:p>
          </table:table-cell>
        </table:table-row>
        <table:table-row>
          <table:table-cell table:style-name="Tableau1.A2" office:value-type="string">
            <text:p text:style-name="P2">N4</text:p>
          </table:table-cell>
          <table:table-cell table:style-name="Tableau1.A2" office:value-type="string">
            <text:p text:style-name="P2">eth1</text:p>
          </table:table-cell>
          <table:table-cell table:style-name="Tableau1.C2" office:value-type="string">
            <text:p text:style-name="P2">X</text:p>
          </table:table-cell>
        </table:table-row>
        <table:table-row>
          <table:table-cell table:style-name="Tableau1.A2" office:value-type="string">
            <text:p text:style-name="P2">N4</text:p>
          </table:table-cell>
          <table:table-cell table:style-name="Tableau1.A2" office:value-type="string">
            <text:p text:style-name="P2">eth2</text:p>
          </table:table-cell>
          <table:table-cell table:style-name="Tableau1.C2" office:value-type="string">
            <text:p text:style-name="P2">X</text:p>
          </table:table-cell>
        </table:table-row>
      </table:table>
      <text:p text:style-name="P1"/>
      <text:p text:style-name="P3">8)Fibre = <text:span text:style-name="T1">100000000</text:span><text:span text:style-name="T3"> =0,1 <text:s text:c="5"/>Fast-Ethernet =</text:span><text:span text:style-name="T1">100000000</text:span><text:span text:style-name="T3"> </text:span><text:span text:style-name="T4">= 1 <text:s text:c="8"/>Ethernet =</text:span><text:span text:style-name="T2"> 100000000</text:span><text:span text:style-name="T4"> = 10</text:span></text:p>
      <text:p text:style-name="P3"><text:s text:c="15"/>1000000000 <text:s text:c="37"/>100000000 <text:s text:c="33"/><text:span text:style-name="T5">10000000</text:span></text:p>
      <text:p text:style-name="P3"/>
      <text:p text:style-name="P3"/>
      <text:p text:style-name="P5">9)</text:p>
      <text:p text:style-name="P5"/>
      <text:p text:style-name="P5">10)</text:p>
      <text:p text:style-name="P5"/>
      <text:p text:style-name="P5">11)</text:p>
      <text:p text:style-name="P5"/>
      <text:p text:style-name="P5">12)</text:p>
      <text:p text:style-name="P5"/>
      <text:p text:style-name="P5">13)</text:p>
      <text:p text:style-name="P5"/>
      <text:p text:style-name="P5">Exercice 2 :</text:p>
      <text:p text:style-name="P5">def corrige :</text:p>
      <text:p text:style-name="P5"><text:s/>sgsrgsbb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Clean DC" svg:font-family="'Adobe Clean DC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Courier New" fo:font-family="'Courier New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23:35:00</meta:creation-date>
    <dc:date>2024-05-30T09:47:57.853000000</dc:date>
    <meta:editing-duration>PT1H14M39S</meta:editing-duration>
    <meta:editing-cycles>4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43" meta:word-count="88" meta:character-count="535" meta:non-whitespace-character-count="390"/>
  </office:meta>
</office:document-meta>
</file>